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style:font-size-asian="18pt" style:font-size-complex="18pt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 table:number-columns-spanned="6" table:number-rows-spanned="2">
            <text:p>GRAPH TYPE 1</text:p>
          </table:table-cell>
          <table:covered-table-cell table:number-columns-repeated="4"/>
          <table:covered-table-cell table:style-name="Default"/>
        </table:table-row>
        <table:table-row table:style-name="ro1">
          <table:covered-table-cell table:number-columns-repeated="5"/>
          <table:covered-table-cell table:style-name="Default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</text:p>
          </table:table-cell>
          <table:table-cell table:style-name="Default" office:value-type="string" calcext:value-type="string">
            <text:p>SpeedUp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.99656" calcext:value-type="float">
            <text:p>5,99656</text:p>
          </table:table-cell>
          <table:table-cell office:value-type="float" office:value="2.41906" calcext:value-type="float">
            <text:p>2,41906</text:p>
          </table:table-cell>
          <table:table-cell table:formula="of:=[.D4]/[.E4]" office:value-type="float" office:value="2.47888022620357" calcext:value-type="float">
            <text:p>2,478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.99656" calcext:value-type="float">
            <text:p>5,99656</text:p>
          </table:table-cell>
          <table:table-cell office:value-type="float" office:value="2.14354" calcext:value-type="float">
            <text:p>2,14354</text:p>
          </table:table-cell>
          <table:table-cell table:formula="of:=[.D5]/[.E5]" office:value-type="float" office:value="2.79750319564832" calcext:value-type="float">
            <text:p>2,797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.99656" calcext:value-type="float">
            <text:p>5,99656</text:p>
          </table:table-cell>
          <table:table-cell office:value-type="float" office:value="2.34127" calcext:value-type="float">
            <text:p>2,34127</text:p>
          </table:table-cell>
          <table:table-cell table:formula="of:=[.D6]/[.E6]" office:value-type="float" office:value="2.56124240262763" calcext:value-type="float">
            <text:p>2,561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.99656" calcext:value-type="float">
            <text:p>5,99656</text:p>
          </table:table-cell>
          <table:table-cell office:value-type="float" office:value="2.72909" calcext:value-type="float">
            <text:p>2,72909</text:p>
          </table:table-cell>
          <table:table-cell table:formula="of:=[.D7]/[.E7]" office:value-type="float" office:value="2.19727454939192" calcext:value-type="float">
            <text:p>2,197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5.99656" calcext:value-type="float">
            <text:p>5,99656</text:p>
          </table:table-cell>
          <table:table-cell office:value-type="float" office:value="3.03279" calcext:value-type="float">
            <text:p>3,03279</text:p>
          </table:table-cell>
          <table:table-cell table:formula="of:=[.D8]/[.E8]" office:value-type="float" office:value="1.97724207742706" calcext:value-type="float">
            <text:p>1,9772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4.20536" calcext:value-type="float">
            <text:p>14,20536</text:p>
          </table:table-cell>
          <table:table-cell office:value-type="float" office:value="6.11364" calcext:value-type="float">
            <text:p>6,11364</text:p>
          </table:table-cell>
          <table:table-cell table:formula="of:=[.D10]/[.E10]" office:value-type="float" office:value="2.32355192651187" calcext:value-type="float">
            <text:p>2,323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4.20536" calcext:value-type="float">
            <text:p>14,20536</text:p>
          </table:table-cell>
          <table:table-cell office:value-type="float" office:value="5.18165" calcext:value-type="float">
            <text:p>5,18165</text:p>
          </table:table-cell>
          <table:table-cell table:formula="of:=[.D11]/[.E11]" office:value-type="float" office:value="2.74147424083062" calcext:value-type="float">
            <text:p>2,741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4.20536" calcext:value-type="float">
            <text:p>14,20536</text:p>
          </table:table-cell>
          <table:table-cell office:value-type="float" office:value="5.20438" calcext:value-type="float">
            <text:p>5,20438</text:p>
          </table:table-cell>
          <table:table-cell table:formula="of:=[.D12]/[.E12]" office:value-type="float" office:value="2.7295009203786" calcext:value-type="float">
            <text:p>2,729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.20536" calcext:value-type="float">
            <text:p>14,20536</text:p>
          </table:table-cell>
          <table:table-cell office:value-type="float" office:value="5.81935" calcext:value-type="float">
            <text:p>5,81935</text:p>
          </table:table-cell>
          <table:table-cell table:formula="of:=[.D13]/[.E13]" office:value-type="float" office:value="2.44105613169856" calcext:value-type="float">
            <text:p>2,441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4.20536" calcext:value-type="float">
            <text:p>14,20536</text:p>
          </table:table-cell>
          <table:table-cell office:value-type="float" office:value="6.43009" calcext:value-type="float">
            <text:p>6,43009</text:p>
          </table:table-cell>
          <table:table-cell table:formula="of:=[.D14]/[.E14]" office:value-type="float" office:value="2.20920080434333" calcext:value-type="float">
            <text:p>2,2092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3.73963" calcext:value-type="float">
            <text:p>33,73963</text:p>
          </table:table-cell>
          <table:table-cell office:value-type="float" office:value="12.54655" calcext:value-type="float">
            <text:p>12,54655</text:p>
          </table:table-cell>
          <table:table-cell table:formula="of:=[.D16]/[.E16]" office:value-type="float" office:value="2.68915598311887" calcext:value-type="float">
            <text:p>2,689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3.73963" calcext:value-type="float">
            <text:p>33,73963</text:p>
          </table:table-cell>
          <table:table-cell office:value-type="float" office:value="10.58798" calcext:value-type="float">
            <text:p>10,58798</text:p>
          </table:table-cell>
          <table:table-cell table:formula="of:=[.D17]/[.E17]" office:value-type="float" office:value="3.18659744351614" calcext:value-type="float">
            <text:p>3,186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3.73963" calcext:value-type="float">
            <text:p>33,73963</text:p>
          </table:table-cell>
          <table:table-cell office:value-type="float" office:value="10.14759" calcext:value-type="float">
            <text:p>10,14759</text:p>
          </table:table-cell>
          <table:table-cell table:formula="of:=[.D18]/[.E18]" office:value-type="float" office:value="3.32489093469484" calcext:value-type="float">
            <text:p>3,324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3.73963" calcext:value-type="float">
            <text:p>33,73963</text:p>
          </table:table-cell>
          <table:table-cell office:value-type="float" office:value="11.45539" calcext:value-type="float">
            <text:p>11,45539</text:p>
          </table:table-cell>
          <table:table-cell table:formula="of:=[.D19]/[.E19]" office:value-type="float" office:value="2.94530609608228" calcext:value-type="float">
            <text:p>2,945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3.73963" calcext:value-type="float">
            <text:p>33,73963</text:p>
          </table:table-cell>
          <table:table-cell office:value-type="float" office:value="12.6856" calcext:value-type="float">
            <text:p>12,6856</text:p>
          </table:table-cell>
          <table:table-cell table:formula="of:=[.D20]/[.E20]" office:value-type="float" office:value="2.65967947909441" calcext:value-type="float">
            <text:p>2,6596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4.91796" calcext:value-type="float">
            <text:p>74,91796</text:p>
          </table:table-cell>
          <table:table-cell office:value-type="float" office:value="26.58259" calcext:value-type="float">
            <text:p>26,58259</text:p>
          </table:table-cell>
          <table:table-cell table:formula="of:=[.D22]/[.E22]" office:value-type="float" office:value="2.81830927686128" calcext:value-type="float">
            <text:p>2,818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4.91796" calcext:value-type="float">
            <text:p>74,91796</text:p>
          </table:table-cell>
          <table:table-cell office:value-type="float" office:value="21.59948" calcext:value-type="float">
            <text:p>21,59948</text:p>
          </table:table-cell>
          <table:table-cell table:formula="of:=[.D23]/[.E23]" office:value-type="float" office:value="3.46850757518236" calcext:value-type="float">
            <text:p>3,468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4.91796" calcext:value-type="float">
            <text:p>74,91796</text:p>
          </table:table-cell>
          <table:table-cell office:value-type="float" office:value="20.02441" calcext:value-type="float">
            <text:p>20,02441</text:p>
          </table:table-cell>
          <table:table-cell table:formula="of:=[.D24]/[.E24]" office:value-type="float" office:value="3.74133170465447" calcext:value-type="float">
            <text:p>3,741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4.91796" calcext:value-type="float">
            <text:p>74,91796</text:p>
          </table:table-cell>
          <table:table-cell office:value-type="float" office:value="21.97894" calcext:value-type="float">
            <text:p>21,97894</text:p>
          </table:table-cell>
          <table:table-cell table:formula="of:=[.D25]/[.E25]" office:value-type="float" office:value="3.40862480174203" calcext:value-type="float">
            <text:p>3,408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4.91796" calcext:value-type="float">
            <text:p>74,91796</text:p>
          </table:table-cell>
          <table:table-cell office:value-type="float" office:value="24.55848" calcext:value-type="float">
            <text:p>24,55848</text:p>
          </table:table-cell>
          <table:table-cell table:formula="of:=[.D26]/[.E26]" office:value-type="float" office:value="3.0505943364573" calcext:value-type="float">
            <text:p>3,0505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6" table:number-rows-spanned="2">
            <text:p>GRAPH TYPE 2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62053" calcext:value-type="float">
            <text:p>2,62053</text:p>
          </table:table-cell>
          <table:table-cell office:value-type="float" office:value="1.47207" calcext:value-type="float">
            <text:p>1,47207</text:p>
          </table:table-cell>
          <table:table-cell table:formula="of:=[.D31]/[.E31]" office:value-type="float" office:value="1.78016670402902" calcext:value-type="float">
            <text:p>1,780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62053" calcext:value-type="float">
            <text:p>2,62053</text:p>
          </table:table-cell>
          <table:table-cell office:value-type="float" office:value="1.41087" calcext:value-type="float">
            <text:p>1,41087</text:p>
          </table:table-cell>
          <table:table-cell table:formula="of:=[.D32]/[.E32]" office:value-type="float" office:value="1.85738586829403" calcext:value-type="float">
            <text:p>1,857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62053" calcext:value-type="float">
            <text:p>2,62053</text:p>
          </table:table-cell>
          <table:table-cell office:value-type="float" office:value="1.53007" calcext:value-type="float">
            <text:p>1,53007</text:p>
          </table:table-cell>
          <table:table-cell table:formula="of:=[.D33]/[.E33]" office:value-type="float" office:value="1.71268634768344" calcext:value-type="float">
            <text:p>1,712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.62053" calcext:value-type="float">
            <text:p>2,62053</text:p>
          </table:table-cell>
          <table:table-cell office:value-type="float" office:value="1.70129" calcext:value-type="float">
            <text:p>1,70129</text:p>
          </table:table-cell>
          <table:table-cell table:formula="of:=[.D34]/[.E34]" office:value-type="float" office:value="1.54031940468703" calcext:value-type="float">
            <text:p>1,540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.62053" calcext:value-type="float">
            <text:p>2,62053</text:p>
          </table:table-cell>
          <table:table-cell office:value-type="float" office:value="1.79333" calcext:value-type="float">
            <text:p>1,79333</text:p>
          </table:table-cell>
          <table:table-cell table:formula="of:=[.D35]/[.E35]" office:value-type="float" office:value="1.46126479788996" calcext:value-type="float">
            <text:p>1,4612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.11985" calcext:value-type="float">
            <text:p>6,11985</text:p>
          </table:table-cell>
          <table:table-cell office:value-type="float" office:value="3.15291" calcext:value-type="float">
            <text:p>3,15291</text:p>
          </table:table-cell>
          <table:table-cell table:formula="of:=[.D37]/[.E37]" office:value-type="float" office:value="1.94101639437853" calcext:value-type="float">
            <text:p>1,941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.11985" calcext:value-type="float">
            <text:p>6,11985</text:p>
          </table:table-cell>
          <table:table-cell office:value-type="float" office:value="2.94155" calcext:value-type="float">
            <text:p>2,94155</text:p>
          </table:table-cell>
          <table:table-cell table:formula="of:=[.D38]/[.E38]" office:value-type="float" office:value="2.08048477843314" calcext:value-type="float">
            <text:p>2,080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.11985" calcext:value-type="float">
            <text:p>6,11985</text:p>
          </table:table-cell>
          <table:table-cell office:value-type="float" office:value="2.9967" calcext:value-type="float">
            <text:p>2,9967</text:p>
          </table:table-cell>
          <table:table-cell table:formula="of:=[.D39]/[.E39]" office:value-type="float" office:value="2.04219641605766" calcext:value-type="float">
            <text:p>2,042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.11985" calcext:value-type="float">
            <text:p>6,11985</text:p>
          </table:table-cell>
          <table:table-cell office:value-type="float" office:value="3.21943" calcext:value-type="float">
            <text:p>3,21943</text:p>
          </table:table-cell>
          <table:table-cell table:formula="of:=[.D40]/[.E40]" office:value-type="float" office:value="1.90091103083465" calcext:value-type="float">
            <text:p>1,900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.11985" calcext:value-type="float">
            <text:p>6,11985</text:p>
          </table:table-cell>
          <table:table-cell office:value-type="float" office:value="3.45047" calcext:value-type="float">
            <text:p>3,45047</text:p>
          </table:table-cell>
          <table:table-cell table:formula="of:=[.D41]/[.E41]" office:value-type="float" office:value="1.77362794054143" calcext:value-type="float">
            <text:p>1,7736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4.79885" calcext:value-type="float">
            <text:p>14,79885</text:p>
          </table:table-cell>
          <table:table-cell office:value-type="float" office:value="7.11197" calcext:value-type="float">
            <text:p>7,11197</text:p>
          </table:table-cell>
          <table:table-cell table:formula="of:=[.D43]/[.E43]" office:value-type="float" office:value="2.08083695516151" calcext:value-type="float">
            <text:p>2,080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4.79885" calcext:value-type="float">
            <text:p>14,79885</text:p>
          </table:table-cell>
          <table:table-cell office:value-type="float" office:value="6.35168" calcext:value-type="float">
            <text:p>6,35168</text:p>
          </table:table-cell>
          <table:table-cell table:formula="of:=[.D44]/[.E44]" office:value-type="float" office:value="2.32991114161923" calcext:value-type="float">
            <text:p>2,329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4.79885" calcext:value-type="float">
            <text:p>14,79885</text:p>
          </table:table-cell>
          <table:table-cell office:value-type="float" office:value="6.32563" calcext:value-type="float">
            <text:p>6,32563</text:p>
          </table:table-cell>
          <table:table-cell table:formula="of:=[.D45]/[.E45]" office:value-type="float" office:value="2.3395061045303" calcext:value-type="float">
            <text:p>2,339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.79885" calcext:value-type="float">
            <text:p>14,79885</text:p>
          </table:table-cell>
          <table:table-cell office:value-type="float" office:value="6.67008" calcext:value-type="float">
            <text:p>6,67008</text:p>
          </table:table-cell>
          <table:table-cell table:formula="of:=[.D46]/[.E46]" office:value-type="float" office:value="2.21869152993667" calcext:value-type="float">
            <text:p>2,218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4.79885" calcext:value-type="float">
            <text:p>14,79885</text:p>
          </table:table-cell>
          <table:table-cell office:value-type="float" office:value="6.91671" calcext:value-type="float">
            <text:p>6,91671</text:p>
          </table:table-cell>
          <table:table-cell table:formula="of:=[.D47]/[.E47]" office:value-type="float" office:value="2.13957936649072" calcext:value-type="float">
            <text:p>2,1395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7.42914" calcext:value-type="float">
            <text:p>37,42914</text:p>
          </table:table-cell>
          <table:table-cell office:value-type="float" office:value="16.56583" calcext:value-type="float">
            <text:p>16,56583</text:p>
          </table:table-cell>
          <table:table-cell table:formula="of:=[.D49]/[.E49]" office:value-type="float" office:value="2.25941833279709" calcext:value-type="float">
            <text:p>2,259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7.42914" calcext:value-type="float">
            <text:p>37,42914</text:p>
          </table:table-cell>
          <table:table-cell office:value-type="float" office:value="14.3843" calcext:value-type="float">
            <text:p>14,3843</text:p>
          </table:table-cell>
          <table:table-cell table:formula="of:=[.D50]/[.E50]" office:value-type="float" office:value="2.60208282641491" calcext:value-type="float">
            <text:p>2,602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7.42914" calcext:value-type="float">
            <text:p>37,42914</text:p>
          </table:table-cell>
          <table:table-cell office:value-type="float" office:value="13.38778" calcext:value-type="float">
            <text:p>13,38778</text:p>
          </table:table-cell>
          <table:table-cell table:formula="of:=[.D51]/[.E51]" office:value-type="float" office:value="2.79576897738086" calcext:value-type="float">
            <text:p>2,795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7.42914" calcext:value-type="float">
            <text:p>37,42914</text:p>
          </table:table-cell>
          <table:table-cell office:value-type="float" office:value="13.61617" calcext:value-type="float">
            <text:p>13,61617</text:p>
          </table:table-cell>
          <table:table-cell table:formula="of:=[.D52]/[.E52]" office:value-type="float" office:value="2.74887431634593" calcext:value-type="float">
            <text:p>2,748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7.42914" calcext:value-type="float">
            <text:p>37,42914</text:p>
          </table:table-cell>
          <table:table-cell office:value-type="float" office:value="14.03262" calcext:value-type="float">
            <text:p>14,03262</text:p>
          </table:table-cell>
          <table:table-cell table:formula="of:=[.D53]/[.E53]" office:value-type="float" office:value="2.66729520217892" calcext:value-type="float">
            <text:p>2,667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4">
      <number:number number:decimal-places="5" loext:min-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 style:data-style-name="N2" text:time-value="13:51:53.459338567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5:48:21.913368798</meta:creation-date>
    <dc:date>2016-05-13T14:02:56.667691364</dc:date>
    <meta:editing-duration>PT23M42S</meta:editing-duration>
    <meta:editing-cycles>2</meta:editing-cycles>
    <meta:generator>LibreOffice/5.1.2.2.0$Linux_X86_64 LibreOffice_project/10m0$Build-2</meta:generator>
    <meta:document-statistic meta:table-count="1" meta:cell-count="254" meta:object-count="0"/>
  </office:meta>
</office:document-meta>
</file>